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34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47"/>
        <table:table-column table:style-name="co6" table:number-columns-repeated="1020" table:default-cell-style-name="ce69"/>
        <table:table-row table:style-name="ro2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17"/>
          <table:table-cell office:value-type="string" calcext:value-type="string">
            <text:p>決算日</text:p>
          </table:table-cell>
          <table:table-cell table:style-name="ce34" office:value-type="string" calcext:value-type="string">
            <text:p>次年度繰越</text:p>
          </table:table-cell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17"/>
          <table:table-cell table:style-name="ce16" office:value-type="date" office:date-value="2018-12-31" calcext:value-type="date">
            <text:p>2018-12-31</text:p>
          </table:table-cell>
          <table:table-cell table:style-name="ce35" office:value-type="string" calcext:value-type="string">
            <text:p>小計再計算</text:p>
          </table:table-cell>
          <table:table-cell table:style-name="ce55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17"/>
          <table:table-cell/>
          <table:table-cell table:style-name="ce36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36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table:style-name="ce4" office:value-type="float" office:value="4" calcext:value-type="float">
            <text:p>4</text:p>
          </table:covered-table-cell>
          <table:covered-table-cell table:style-name="ce17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36" office:value-type="string" calcext:value-type="string">
            <text:p>摘要/小計</text:p>
          </table:table-cell>
          <table:table-cell table:style-name="ce90" office:value-type="float" office:value="-16" calcext:value-type="float">
            <text:p>-16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36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4" table:number-columns-repeated="3"/>
          <table:table-cell table:style-name="ce54"/>
          <table:table-cell table:style-name="ce14" table:number-columns-repeated="45"/>
          <table:table-cell table:number-columns-repeated="975"/>
        </table:table-row>
        <table:table-row table:style-name="ro3" table:number-rows-repeated="104854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00/00/00</text:date>, <text:time style:data-style-name="N2" text:time-value="19:50:19.348655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1T19:50:53.782243480</dc:date>
    <meta:editing-duration>P1DT21H32M19S</meta:editing-duration>
    <meta:editing-cycles>300</meta:editing-cycles>
    <meta:document-statistic meta:table-count="3" meta:cell-count="179" meta:object-count="0"/>
  </office:meta>
</office:document-meta>
</file>